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/>
          <table:table-cell office:value-type="string">
            <text:p>Qté</text:p>
          </table:table-cell>
          <table:table-cell office:value-type="string">
            <text:p>Pondération</text:p>
          </table:table-cell>
          <table:table-cell office:value-type="string">
            <text:p>Prix unitai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scription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7.25">
            <text:p>7,25 €</text:p>
          </table:table-cell>
          <table:table-cell table:formula="of:=[.B3]*[.C3]*[.D3]" office:value-type="currency" office:currency="EUR" office:value="7.25">
            <text:p>7,25 €</text:p>
          </table:table-cell>
        </table:table-row>
        <table:table-row table:style-name="ro1">
          <table:table-cell office:value-type="string">
            <text:p>Frais de dossier hébergement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3">
            <text:p>3,00 €</text:p>
          </table:table-cell>
          <table:table-cell table:formula="of:=[.B4]*[.C4]*[.D4]" office:value-type="currency" office:currency="EUR" office:value="3">
            <text:p>3,00 €</text:p>
          </table:table-cell>
        </table:table-row>
        <table:table-row table:style-name="ro1">
          <table:table-cell office:value-type="string">
            <text:p>Hébergeme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currency" office:currency="EUR" office:value="3.5">
            <text:p>3,50 €</text:p>
          </table:table-cell>
          <table:table-cell table:formula="of:=[.B5]*[.C5]*[.D5]" office:value-type="currency" office:currency="EUR" office:value="42">
            <text:p>42,00 €</text:p>
          </table:table-cell>
        </table:table-row>
        <table:table-row table:style-name="ro1">
          <table:table-cell office:value-type="string">
            <text:p>Petit déj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currency" office:currency="EUR" office:value="1.76">
            <text:p>1,76 €</text:p>
          </table:table-cell>
          <table:table-cell table:formula="of:=[.B6]*[.C6]*[.D6]" office:value-type="currency" office:currency="EUR" office:value="21.12">
            <text:p>21,12 €</text:p>
          </table:table-cell>
        </table:table-row>
        <table:table-row table:style-name="ro1">
          <table:table-cell office:value-type="string">
            <text:p>Déj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currency" office:currency="EUR" office:value="7.69">
            <text:p>7,69 €</text:p>
          </table:table-cell>
          <table:table-cell table:formula="of:=[.B7]*[.C7]*[.D7]" office:value-type="currency" office:currency="EUR" office:value="92.28">
            <text:p>92,28 €</text:p>
          </table:table-cell>
        </table:table-row>
        <table:table-row table:style-name="ro1">
          <table:table-cell office:value-type="string">
            <text:p>Din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currency" office:currency="EUR" office:value="7.69">
            <text:p>7,69 €</text:p>
          </table:table-cell>
          <table:table-cell table:formula="of:=[.B8]*[.C8]*[.D8]" office:value-type="currency" office:currency="EUR" office:value="92.28">
            <text:p>92,28 €</text:p>
          </table:table-cell>
        </table:table-row>
        <table:table-row table:style-name="ro1">
          <table:table-cell office:value-type="string">
            <text:p>Adhésion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50">
            <text:p>50,00 €</text:p>
          </table:table-cell>
          <table:table-cell table:formula="of:=[.B9]*[.C9]*[.D9]" office:value-type="currency" office:currency="EUR" office:value="50">
            <text:p>50,00 €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3:.E9])" office:value-type="currency" office:currency="EUR" office:value="307.93">
            <text:p>307,93 €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8T22:03:25</meta:creation-date>
    <dc:date>2012-07-08T22:14:22</dc:date>
    <meta:editing-duration>P0D</meta:editing-duration>
    <meta:editing-cycles>1</meta:editing-cycles>
    <meta:document-statistic meta:table-count="3" meta:cell-count="41" meta:object-count="0"/>
    <meta:generator>LibreOffice/3.5$Linux_x86 LibreOffice_project/350m1$Build-2</meta:generator>
  </office:meta>
</office:document-meta>
</file>